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9bf" officeooo:paragraph-rsid="0015a0c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a0c9" officeooo:paragraph-rsid="0015a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5a0c9" officeooo:paragraph-rsid="0015a0c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15a0c9" officeooo:paragraph-rsid="0015a0c9" style:font-size-asian="10.5pt" style:font-weight-asian="normal" style:font-size-complex="12pt" style:font-weight-complex="normal"/>
    </style:style>
    <style:style style:name="T1" style:family="text">
      <style:text-properties officeooo:rsid="0015d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go Valdes</text:p>
      <text:p text:style-name="P1">CSCE 350</text:p>
      <text:p text:style-name="P1">Oct 10, 2016</text:p>
      <text:p text:style-name="P1">Project 2</text:p>
      <text:p text:style-name="P1"/>
      <text:p text:style-name="P2">Topological Sort</text:p>
      <text:p text:style-name="P3"/>
      <text:p text:style-name="P4"><text:tab/>I designed an algorithm that does DFS on a graph recursively. <text:s/>In DoTopoSort() I have a for loop that starts at 0 and traverses the entire graph checking if each node has been visited. <text:s/>If the node hasn’t been <text:s/>visited, a call is made to the recursive function MagicBaby(). <text:s/></text:p>
      <text:p text:style-name="P4"><text:tab/>MagicBaby() itakes an int parameter which is the index of the node which hasn’t been visited. <text:s/>It starts off by setting the node in the graph to visited. <text:s/>It then gets the vector of children nodes and iterates through it looking to see if those children have been visited. <text:s/>If they have been visited it iterates to the next child. <text:s/>If the child hasn’t been visited, it calls itself with the index of the child that hasn’t been visited. <text:s/>If a node has been visited, it is placed in a stack. <text:s/>The cycle continues until the entire graph has been visited. <text:s/></text:p>
      <text:p text:style-name="P4"><text:tab/>Once MagicBaby() has finished its job, DoTopoSort() is responsible for printing the stack. <text:s/>This is achieved with a while loop and the top() and pop() class functions. <text:s/>The top is printed and then popped. <text:s/>Once the stack is empty, we now have a printed list of topologically sorted nodes.</text:p>
      <text:p text:style-name="P4"><text:tab/><text:span text:style-name="T1">I choose to do this project in the recursive way because now that I’m a Junior and have taken some other courses, I believe I have a better understanding of recursion and how it can be used. <text:s/>After building the algorithm initially, I went back and tweaked a few things for efficiency and I had some redundancies that weren’t needed. <text:s/>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0:55:29.487170788</meta:creation-date>
    <dc:date>2016-11-02T11:13:03.476078140</dc:date>
    <meta:editing-duration>PT3M1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270" meta:character-count="1512" meta:non-whitespace-character-count="1227"/>
  </office:meta>
</office:document-meta>
</file>